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R1,R3,R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T-52-33K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0</text:p>
          </table:table-cell>
          <table:table-cell table:formula="of:=[.D2]*[.E2]" office:value-type="float" office:value="0.3" calcext:value-type="float">
            <text:p>0.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,R4,R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1-PT10MH10103A22ES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0</text:p>
          </table:table-cell>
          <table:table-cell table:formula="of:=[.D3]*[.E3]" office:value-type="float" office:value="1.8" calcext:value-type="float">
            <text:p>1.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T-52-150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</text:p>
          </table:table-cell>
          <table:table-cell table:formula="of:=[.D4]*[.E4]" office:value-type="float" office:value="0.1" calcext:value-type="float">
            <text:p>0.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,R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T-52-330R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table:formula="of:=[.D5]*[.E5]" office:value-type="float" office:value="0.2" calcext:value-type="float">
            <text:p>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33-PN2222A-AP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formula="of:=[.D6]*[.E6]" office:value-type="float" office:value="0.34" calcext:value-type="float">
            <text:p>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59-LTL2R3KRD-EM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table:formula="of:=[.D7]*[.E7]" office:value-type="float" office:value="0.2" calcext:value-type="float">
            <text:p>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,J2,J3,J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92-CON-SOCJ-21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</text:p>
          </table:table-cell>
          <table:table-cell table:formula="of:=[.D8]*[.E8]" office:value-type="float" office:value="4" calcext:value-type="float">
            <text:p>4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 jack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92-JACK21-M-TERM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table:formula="of:=[.D9]*[.E9]" office:value-type="float" office:value="8.25" calcext:value-type="float">
            <text:p>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5-J12</text:p>
          </table:table-cell>
          <table:table-cell office:value-type="string" calcext:value-type="string">
            <text:p>Already on hand</text:p>
          </table:table-cell>
          <table:table-cell table:number-columns-repeated="3"/>
          <table:table-cell table:formula="of:=[.D10]*[.E10]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1]*[.E11]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2]*[.E12]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3]*[.E13]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4]*[.E14]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5]*[.E15]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F2:.F15])" office:value-type="float" office:value="15.19" calcext:value-type="float">
            <text:p>15.19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20:54:05.480861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9:38:31.893442235</meta:creation-date>
    <dc:date>2022-01-25T23:59:26.965877624</dc:date>
    <meta:editing-duration>PT3H19M30S</meta:editing-duration>
    <meta:editing-cycles>12</meta:editing-cycles>
    <meta:generator>LibreOffice/6.4.7.2$Linux_X86_64 LibreOffice_project/40$Build-2</meta:generator>
    <meta:document-statistic meta:table-count="1" meta:cell-count="64" meta:object-count="0"/>
  </office:meta>
</office:document-meta>
</file>